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Times New Roman2" svg:font-family="'Times New Roman'" style:font-adornments="Negreta cursiva" style:font-family-generic="roman" style:font-pitch="variable"/>
    <style:font-face style:name="Times New Roman" svg:font-family="'Times New Roman'" style:font-adornments="Normal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>
        <style:tab-stops/>
      </style:paragraph-properties>
    </style:style>
    <style:style style:name="P2" style:family="paragraph" style:parent-style-name="Header_20_left">
      <style:paragraph-properties fo:text-align="start" style:justify-single-word="false">
        <style:tab-stops>
          <style:tab-stop style:position="0.1965in"/>
        </style:tab-stops>
      </style:paragraph-properties>
    </style:style>
    <style:style style:name="P3" style:family="paragraph" style:parent-style-name="Header_20_left">
      <style:paragraph-properties fo:text-align="start" style:justify-single-word="false">
        <style:tab-stops>
          <style:tab-stop style:position="0.6874in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6.4992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6957in" style:type="right" style:leader-style="dotted" style:leader-text="."/>
        </style:tab-stops>
      </style:paragraph-properties>
    </style:style>
    <style:style style:name="P6" style:family="paragraph" style:parent-style-name="Heading" style:master-page-name="Standard">
      <style:paragraph-properties style:page-number="auto"/>
    </style:style>
    <style:style style:name="P7" style:family="paragraph" style:parent-style-name="Heading_20_1" style:master-page-name="Standard">
      <style:paragraph-properties style:page-number="auto"/>
    </style:style>
    <style:style style:name="P8" style:family="paragraph" style:parent-style-name="Contents_20_1">
      <style:paragraph-properties>
        <style:tab-stops>
          <style:tab-stop style:position="6.8925in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variable-decls>
        <text:variable-decl office:value-type="string" text:name="tit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Analyse fonctionnelle</text:h>
      <text:h text:style-name="Standard" text:outline-level="6" text:is-list-header="true"/>
      <text:table-of-content text:style-name="Sect1" text:protected="true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h text:style-name="Contents_20_Heading" text:outline-level="1" text:is-list-header="true">Sommaire</text:h>
          </text:index-title>
          <text:p text:style-name="P8">Analyse fonctionnelle<text:tab/>1</text:p>
          <text:p text:style-name="P5"><text:s/>1 Introduction du projet<text:tab/>2</text:p>
          <text:p text:style-name="P4"><text:s/>1.1 Présentation générale du sujet<text:tab/>2</text:p>
          <text:p text:style-name="P4"><text:s/>1.2 Acteurs<text:tab/>2</text:p>
          <text:p text:style-name="P5"><text:s/>2 Spécification<text:tab/>2</text:p>
          <text:p text:style-name="P4"><text:s/>2.1 Analyse des besoins<text:tab/>2</text:p>
          <text:p text:style-name="P4"><text:s/>2.2 Cas d'utilisation<text:tab/>2</text:p>
          <text:p text:style-name="P4"><text:s/>2.3 Maquette<text:tab/>2</text:p>
          <text:p text:style-name="P5"><text:s/>3 Analyse fonctionnelle et technique<text:tab/>2</text:p>
          <text:p text:style-name="P4"><text:s/>3.1 Interactions <text:tab/>2</text:p>
          <text:p text:style-name="P4"><text:s/>3.2 Diagrammes<text:tab/>2</text:p>
          <text:p text:style-name="P5"><text:s/>4 Conception Allégée<text:tab/>2</text:p>
          <text:p text:style-name="P4"><text:s/>4.1 Classes<text:tab/>2</text:p>
          <text:p text:style-name="P4"><text:s/>4.2 Composants<text:tab/>2</text:p>
          <text:p text:style-name="P4"><text:s/>4.3 Déploiement<text:tab/>2</text:p>
        </text:index-body>
      </text:table-of-content>
      <text:h text:style-name="Standard" text:outline-level="6"/>
      <text:h text:style-name="P7" text:outline-level="2">Introduction du projet</text:h>
      <text:h text:style-name="Heading_20_2" text:outline-level="3">Présentation générale du sujet</text:h>
      <text:h text:style-name="Heading_20_2" text:outline-level="3">Acteurs</text:h>
      <text:h text:style-name="Text_20_body" text:outline-level="7"/>
      <text:h text:style-name="Heading_20_1" text:outline-level="2">Spécification</text:h>
      <text:h text:style-name="Heading_20_2" text:outline-level="3">Analyse des besoins</text:h>
      <text:h text:style-name="Heading_20_2" text:outline-level="3">Cas d'utilisation</text:h>
      <text:h text:style-name="Heading_20_2" text:outline-level="3">Maquette</text:h>
      <text:h text:style-name="Heading_20_1" text:outline-level="2">Analyse fonctionnelle et technique</text:h>
      <text:h text:style-name="Heading_20_2" text:outline-level="3">Interactions </text:h>
      <text:h text:style-name="Heading_20_2" text:outline-level="3">Diagrammes</text:h>
      <text:h text:style-name="Heading_20_1" text:outline-level="2">Conception Allégée</text:h>
      <text:h text:style-name="Heading_20_2" text:outline-level="3">Classes</text:h>
      <text:h text:style-name="Heading_20_2" text:outline-level="3">Composants</text:h>
      <text:h text:style-name="Heading_20_2" text:outline-level="3">Déploiement</text:h>
      <text:h text:style-name="Text_20_body" text:outline-level="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Times New Roman2" svg:font-family="'Times New Roman'" style:font-adornments="Negreta cursiva" style:font-family-generic="roman" style:font-pitch="variable"/>
    <style:font-face style:name="Times New Roman" svg:font-family="'Times New Roman'" style:font-adornments="Normal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81in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default-outline-level="6" style:class="text">
      <style:paragraph-properties fo:text-align="justify" style:justify-single-word="false"/>
      <style:text-properties style:use-window-font-color="true" style:font-name="Times New Roman" fo:language="fr" fo:country="FR"/>
    </style:style>
    <style:style style:name="Text_20_body" style:display-name="Text body" style:family="paragraph" style:parent-style-name="Standard" style:default-outline-level="7" style:class="text">
      <style:paragraph-properties fo:margin-top="0in" fo:margin-bottom="0.0835in"/>
    </style:style>
    <style:style style:name="Heading" style:family="paragraph" style:parent-style-name="Standard" style:next-style-name="Heading_20_1" style:default-outline-level="1" style:class="text">
      <style:paragraph-properties fo:margin-top="0.1665in" fo:margin-bottom="0.0835in" fo:text-align="center" style:justify-single-word="false" fo:keep-with-next="always"/>
      <style:text-properties style:font-name="Times New Roman1" fo:font-size="22pt" fo:font-weight="bold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default-outline-level="2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3" style:class="text">
      <style:paragraph-properties fo:margin-left="0.3in" fo:margin-right="0in" fo:text-align="start" style:justify-single-word="false" fo:text-indent="0in" style:auto-text-indent="true">
        <style:tab-stops/>
      </style:paragraph-properties>
      <style:text-properties style:font-name="Times New Roman2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4" style:class="text">
      <style:paragraph-properties fo:margin-left="0.6in" fo:margin-right="0in" fo:text-align="start" style:justify-single-word="false" fo:text-indent="0in" style:auto-text-indent="false"/>
      <style:text-properties style:font-name="Times New Roman2" fo:font-size="14pt" fo:font-style="italic" fo:font-weight="bold" style:font-size-asian="14pt" style:font-weight-asian="bold" style:font-size-complex="14pt" style:font-weight-complex="bold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/>
      </style:paragraph-properties>
    </style:style>
    <style:style style:name="Header_20_left" style:display-name="Header left" style:family="paragraph" style:parent-style-name="Standard" style:default-outline-level="" style:list-style-name="" style:class="extra">
      <style:paragraph-properties fo:margin-top="0in" fo:margin-bottom="0in" text:number-lines="false" text:line-number="0">
        <style:tab-stops/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5.1571in" style:type="center"/>
          <style:tab-stop style:position="10.3146in" style:type="right"/>
        </style:tab-stops>
      </style:paragraph-properties>
    </style:style>
    <style:style style:name="Footer_20_right" style:display-name="Footer right" style:family="paragraph" style:parent-style-name="Standard" style:default-outline-level="" style:list-style-name="" style:class="extra">
      <style:paragraph-properties fo:text-align="end" style:justify-single-word="false" text:number-lines="false" text:line-number="0">
        <style:tab-stops>
          <style:tab-stop style:position="5.1571in" style:type="center"/>
          <style:tab-stop style:position="10.3146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5" style:class="text">
      <style:paragraph-properties fo:margin-left="0.8in" fo:margin-right="0in" fo:text-align="start" style:justify-single-word="false" fo:text-indent="0in" style:auto-text-indent="false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8925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6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4992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/>
      </text:outline-level-style>
      <text:outline-level-style text:level="2" text:style-name="Numbering_20_Symbols" style:num-prefix=" " style:num-suffix=" " style:num-format="1" text:display-levels="2">
        <style:list-level-properties/>
      </text:outline-level-style>
      <text:outline-level-style text:level="3" text:style-name="Numbering_20_Symbols" style:num-prefix=" " style:num-suffix=" " style:num-format="1" text:display-levels="3">
        <style:list-level-properties/>
      </text:outline-level-style>
      <text:outline-level-style text:level="4" text:style-name="Numbering_20_Symbols" style:num-prefix=" " style:num-suffix=" " style:num-format="1" text:display-levels="4">
        <style:list-level-properties/>
      </text:outline-level-style>
      <text:outline-level-style text:level="5" text:style-name="Numbering_20_Symbols" style:num-prefix=" " style:num-suffix=" " style:num-format="1" text:display-levels="5">
        <style:list-level-properties/>
      </text:outline-level-style>
      <text:outline-level-style text:level="6" style:num-prefix=" " style:num-suffix=" " style:num-format="">
        <style:list-level-properties/>
      </text:outline-level-style>
      <text:outline-level-style text:level="7" style:num-prefix=" " style:num-suffix=" " style:num-format="">
        <style:list-level-properties/>
      </text:outline-level-style>
      <text:outline-level-style text:level="8" style:num-prefix=" " style:num-suffix=" " style:num-format="">
        <style:list-level-properties/>
      </text:outline-level-style>
      <text:outline-level-style text:level="9" style:num-prefix=" " style:num-suffix=" " style:num-format="">
        <style:list-level-properties/>
      </text:outline-level-style>
      <text:outline-level-style text:level="10" style:num-prefix=" " style:num-suffix="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/>
      </style:paragraph-properties>
    </style:style>
    <style:style style:name="MP2" style:family="paragraph" style:parent-style-name="Header_20_left">
      <style:paragraph-properties fo:text-align="start" style:justify-single-word="false">
        <style:tab-stops>
          <style:tab-stop style:position="0.1965in"/>
        </style:tab-stops>
      </style:paragraph-properties>
    </style:style>
    <style:style style:name="MP3" style:family="paragraph" style:parent-style-name="Header_20_left">
      <style:paragraph-properties fo:text-align="start" style:justify-single-word="false">
        <style:tab-stops>
          <style:tab-stop style:position="0.6874in"/>
        </style:tab-stops>
      </style:paragraph-properties>
    </style:style>
    <style:page-layout style:name="Mpm1">
      <style:page-layout-properties fo:page-width="8.2701in" fo:page-height="11.6902in" style:num-format="1" style:print-orientation="portrait" fo:margin-top="0.3937in" fo:margin-bottom="0.5902in" fo:margin-left="0.7874in" fo:margin-right="0.5902in" fo:border="0.0346in solid #e6e6ff" fo:padding="0.0193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9902in" fo:margin-left="0in" fo:margin-right="0in" fo:margin-bottom="0.2in" fo:border="none" fo:padding="0in" style:dynamic-spacing="false"/>
      </style:header-style>
      <style:footer-style>
        <style:header-footer-properties fo:min-height="0.4in" fo:margin-left="0in" fo:margin-right="0in" fo:margin-top="0.2in" fo:border="none" fo:padding="0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5902in" fo:margin-left="0.7874in" fo:margin-right="0.5902in" fo:border="0.0346in solid #e6e6ff" fo:padding="0.059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3937in" fo:margin-bottom="0.5902in" fo:margin-left="0.5902in" fo:margin-right="0.7874in" fo:border="0.0346in solid #e6e6ff" fo:padding="0.0201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9839in" fo:margin-left="0in" fo:margin-right="0in" fo:margin-bottom="0.1965in" fo:border="none" fo:padding="0in"/>
      </style:header-style>
      <style:footer-style>
        <style:header-footer-properties fo:min-height="0.3929in" fo:margin-left="0in" fo:margin-right="0in" fo:margin-top="0.1965in" fo:border="none" fo:padding="0in"/>
      </style:footer-style>
    </style:page-layout>
    <style:page-layout style:name="Mpm4" style:page-usage="right">
      <style:page-layout-properties fo:page-width="8.2701in" fo:page-height="11.6902in" style:num-format="1" style:print-orientation="portrait" fo:margin-top="0.3937in" fo:margin-bottom="0.5902in" fo:margin-left="0.7874in" fo:margin-right="0.5902in" fo:border="0.0346in solid #e6e6ff" fo:padding="0.0193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9902in" fo:margin-left="0in" fo:margin-right="0in" fo:margin-bottom="0.2in" fo:border="none" fo:padding="0in" style:dynamic-spacing="false"/>
      </style:header-style>
      <style:footer-style>
        <style:header-footer-properties fo:min-height="0.3929in" fo:margin-left="0in" fo:margin-right="0in" fo:margin-top="0.1965in" fo:border="none" fo:padding="0in"/>
      </style:footer-style>
    </style:page-layout>
    <style:page-layout style:name="Mpm5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>
      <style:header>
        <text:p text:style-name="MP1"><text:title>Analyse Fonctionnelle</text:title></text:p>
        <text:p text:style-name="MP2"><text:tab/>Groupe <text:user-defined style:data-style-name="N0" text:name="Group">E</text:user-defined><text:line-break/><text:tab/>Date: <text:date style:data-style-name="N30" text:date-value="2012-09-30T17:54:57.98" text:fixed="true">30/09/2012</text:date></text:p>
      </style:header>
      <style:footer>
        <text:p text:style-name="Footer_20_right">Page 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>
      <style:header>
        <text:p text:style-name="MP3">Titel: <text:tab/><text:title>Analyse Fonctionnelle</text:title></text:p>
        <text:p text:style-name="MP3">Autor:<text:tab/><text:sender-firstname>Mehdi</text:sender-firstname> <text:sender-lastname>MAAREF</text:sender-lastname><text:line-break/>Datum:<text:tab/><text:date style:data-style-name="N30" text:date-value="2012-09-30T17:54:57.98" text:fixed="true">9/30/12</text:date></text:p>
      </style:header>
      <style:footer>
        <text:p text:style-name="Footer_20_left">Seite <text:page-number text:select-page="current">2</text:page-number>/<text:page-count>2</text:page-count></text:p>
      </style:footer>
    </style:master-page>
    <style:master-page style:name="Right_20_Page" style:display-name="Right Page" style:page-layout-name="Mpm4">
      <style:header>
        <text:p text:style-name="MP3">Titel: <text:tab/><text:title>Analyse Fonctionnelle</text:title></text:p>
        <text:p text:style-name="MP3">Autor:<text:tab/><text:sender-firstname>Mehdi</text:sender-firstname> <text:sender-lastname>MAAREF</text:sender-lastname><text:line-break/>Datum:<text:tab/><text:date style:data-style-name="N30" text:date-value="2012-09-30T17:54:57.98" text:fixed="true">9/30/12</text:date></text:p>
      </style:header>
      <style:footer>
        <text:p text:style-name="Footer_20_right">Seite <text:page-number text:select-page="current">2</text:page-number>/<text:page-count>2</text:page-count></text:p>
      </style:footer>
    </style:master-page>
    <style:master-page style:name="Endnote" style:page-layout-name="Mpm5"/>
    <style:master-page style:name="Index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Linux OpenOffice.org_project/330m20$Build-9567</meta:generator>
    <dc:title>Analyse Fonctionnelle</dc:title>
    <meta:creation-date>2012-09-30T17:54:58</meta:creation-date>
    <dc:language>fr-FR</dc:language>
    <meta:editing-cycles>12</meta:editing-cycles>
    <meta:editing-duration>PT10M20S</meta:editing-duration>
    <dc:subject>Projet Genie Log</dc:subject>
    <meta:initial-creator>Mehdi MAAREF</meta:initial-creator>
    <dc:date>2012-10-05T23:12:51</dc:date>
    <dc:creator>Mehdi MAAREF</dc:creator>
    <meta:document-statistic meta:table-count="0" meta:image-count="0" meta:object-count="0" meta:page-count="2" meta:paragraph-count="40" meta:word-count="128" meta:character-count="842"/>
    <meta:user-defined meta:name="Group">E</meta:user-defined>
    <meta:template xlink:type="simple" xlink:actuate="onRequest" xlink:title="[GL] Titre" xlink:href="../../../../.ooo3/user/template/GenieLog.ott" meta:date="2012-09-30T17:54:57"/>
  </office:meta>
</office:document-meta>
</file>